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7146000071E5797D7F96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2" style:family="paragraph">
      <style:text-properties fo:font-family="'Century Schoolbook L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color="#0000ff" fo:font-family="'Century Schoolbook L'" style:font-family-generic="roman" style:font-pitch="variable" fo:font-size="40pt" fo:font-style="italic" fo:text-shadow="none" style:font-size-asian="40pt" style:font-style-asian="italic" style:font-size-complex="40pt" style:font-style-complex="italic"/>
    </style:style>
    <style:style style:name="T2" style:family="text">
      <style:text-properties fo:color="#dc2300" fo:font-family="'Century Schoolbook L'" style:font-family-generic="roman" style:font-pitch="variable" fo:font-size="40pt" fo:font-style="italic" fo:text-shadow="none" style:font-size-asian="40pt" style:font-style-asian="italic" style:font-size-complex="40pt" style:font-style-complex="italic"/>
    </style:style>
    <style:style style:name="T3" style:family="text">
      <style:text-properties fo:color="#008000" fo:font-family="'Century Schoolbook L'" style:font-family-generic="roman" style:font-pitch="variable" fo:font-size="40pt" fo:font-style="italic" fo:text-shadow="none" style:font-size-asian="40pt" style:font-style-asian="italic" style:font-size-complex="40pt" style:font-style-complex="italic"/>
    </style:style>
    <style:style style:name="T4" style:family="text">
      <style:text-properties fo:color="#666666" fo:font-family="'Century Schoolbook L'" style:font-family-generic="roman" style:font-pitch="variable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cm" svg:height="2.114cm" svg:x="0cm" svg:y="-0.09cm">
          <draw:text-box>
            <text:p text:style-name="P1"><text:span text:style-name="T1">J</text:span><text:span text:style-name="T2"> <text:s/></text:span><text:span text:style-name="T1">g</text:span><text:span text:style-name="T3">l</text:span><text:span text:style-name="T4">Earth</text:span></text:p>
          </draw:text-box>
        </draw:frame>
        <draw:frame draw:style-name="gr2" draw:text-style-name="P3" draw:layer="layout" svg:width="0.732cm" svg:height="0.736cm" svg:x="1.02cm" svg:y="0.738cm">
          <draw:image xlink:href="Pictures/2000000100007146000071E5797D7F96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5T12:38:37</meta:creation-date>
    <dc:date>2013-10-15T12:58:20</dc:date>
    <meta:editing-duration>PT4M33S</meta:editing-duration>
    <meta:editing-cycles>1</meta:editing-cycles>
    <meta:document-statistic meta:object-count="2"/>
    <meta:generator>LibreOffice/3.6$Linux_X86_64 LibreOffice_project/360m1$Build-3</meta:generator>
  </office:meta>
</office:document-meta>
</file>